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paHS</text:p>
          </table:table-cell>
          <table:table-cell office:value-type="string" calcext:value-type="string">
            <text:p>gpaFF</text:p>
          </table:table-cell>
          <table:table-cell office:value-type="string" calcext:value-type="string">
            <text:p>gpaFS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" calcext:value-type="float">
            <text:p>4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05" calcext:value-type="float">
            <text:p>3.0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45" calcext:value-type="float">
            <text:p>2.45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.711" calcext:value-type="float">
            <text:p>3.711</text:p>
          </table:table-cell>
          <table:table-cell office:value-type="float" office:value="2.57" calcext:value-type="float">
            <text:p>2.5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17" calcext:value-type="float">
            <text:p>3.1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09" calcext:value-type="float">
            <text:p>3.09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.17" calcext:value-type="float">
            <text:p>3.17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2.9268" calcext:value-type="float">
            <text:p>2.9268</text:p>
          </table:table-cell>
          <table:table-cell office:value-type="float" office:value="3.48" calcext:value-type="float">
            <text:p>3.48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.57" calcext:value-type="float">
            <text:p>3.57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17" calcext:value-type="float">
            <text:p>3.1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71" calcext:value-type="float">
            <text:p>2.7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07" calcext:value-type="float">
            <text:p>3.0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04" calcext:value-type="float">
            <text:p>3.04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65" calcext:value-type="float">
            <text:p>2.6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14" calcext:value-type="float">
            <text:p>2.1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2.85" calcext:value-type="float">
            <text:p>2.8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2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2.42" calcext:value-type="float">
            <text:p>2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63" calcext:value-type="float">
            <text:p>2.63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443" calcext:value-type="float">
            <text:p>3.443</text:p>
          </table:table-cell>
          <table:table-cell office:value-type="float" office:value="0.85" calcext:value-type="float">
            <text:p>0.8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.714" calcext:value-type="float">
            <text:p>3.714</text:p>
          </table:table-cell>
          <table:table-cell office:value-type="float" office:value="3.67" calcext:value-type="float">
            <text:p>3.6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.119" calcext:value-type="float">
            <text:p>3.119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3" calcext:value-type="float">
            <text:p>2.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12" calcext:value-type="float">
            <text:p>3.1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.42" calcext:value-type="float">
            <text:p>2.4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17" calcext:value-type="float">
            <text:p>3.17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.85" calcext:value-type="float">
            <text:p>1.85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92" calcext:value-type="float">
            <text:p>2.9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.9059" calcext:value-type="float">
            <text:p>3.9059</text:p>
          </table:table-cell>
          <table:table-cell office:value-type="float" office:value="2.82" calcext:value-type="float">
            <text:p>2.8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66" calcext:value-type="float">
            <text:p>2.66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42" calcext:value-type="float">
            <text:p>3.42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.86" calcext:value-type="float">
            <text:p>2.86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6" calcext:value-type="float">
            <text:p>3.6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.53" calcext:value-type="float">
            <text:p>2.53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65" calcext:value-type="float">
            <text:p>3.6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17" calcext:value-type="float">
            <text:p>3.1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.69" calcext:value-type="float">
            <text:p>2.69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67" calcext:value-type="float">
            <text:p>3.67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3.17" calcext:value-type="float">
            <text:p>3.1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53" calcext:value-type="float">
            <text:p>1.5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15" calcext:value-type="float">
            <text:p>3.1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48" calcext:value-type="float">
            <text:p>3.4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42" calcext:value-type="float">
            <text:p>3.42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23" calcext:value-type="float">
            <text:p>3.23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.75" calcext:value-type="float">
            <text:p>2.75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.75" calcext:value-type="float">
            <text:p>3.75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53" calcext:value-type="float">
            <text:p>3.53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92" calcext:value-type="float">
            <text:p>1.92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2.813" calcext:value-type="float">
            <text:p>2.813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92" calcext:value-type="float">
            <text:p>1.9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.6" calcext:value-type="float">
            <text:p>2.6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82" calcext:value-type="float">
            <text:p>3.8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31" calcext:value-type="float">
            <text:p>2.31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.907" calcext:value-type="float">
            <text:p>2.907</text:p>
          </table:table-cell>
          <table:table-cell office:value-type="float" office:value="3.5" calcext:value-type="float">
            <text:p>3.5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.93" calcext:value-type="float">
            <text:p>2.9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3" calcext:value-type="float">
            <text:p>3.4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.5" calcext:value-type="float">
            <text:p>2.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92" calcext:value-type="float">
            <text:p>3.9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3.15" calcext:value-type="float">
            <text:p>3.15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3.271" calcext:value-type="float">
            <text:p>3.271</text:p>
          </table:table-cell>
          <table:table-cell office:value-type="float" office:value="2.42" calcext:value-type="float">
            <text:p>2.4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25" calcext:value-type="float">
            <text:p>3.2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.67" calcext:value-type="float">
            <text:p>3.67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73" calcext:value-type="float">
            <text:p>3.73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.85" calcext:value-type="float">
            <text:p>1.8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7" calcext:value-type="float">
            <text:p>2.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55" calcext:value-type="float">
            <text:p>3.5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75" calcext:value-type="float">
            <text:p>3.7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2.77" calcext:value-type="float">
            <text:p>2.77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42" calcext:value-type="float">
            <text:p>3.42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74" calcext:value-type="float">
            <text:p>2.7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77" calcext:value-type="float">
            <text:p>2.7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32" calcext:value-type="float">
            <text:p>3.32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17" calcext:value-type="float">
            <text:p>2.17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35" calcext:value-type="float">
            <text:p>3.3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82" calcext:value-type="float">
            <text:p>2.82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97" calcext:value-type="float">
            <text:p>2.97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65" calcext:value-type="float">
            <text:p>3.65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32" calcext:value-type="float">
            <text:p>2.32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75" calcext:value-type="float">
            <text:p>3.7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67" calcext:value-type="float">
            <text:p>3.67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" calcext:value-type="float">
            <text:p>4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57" calcext:value-type="float">
            <text:p>3.57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24" calcext:value-type="float">
            <text:p>3.2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2.56" calcext:value-type="float">
            <text:p>2.56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.46" calcext:value-type="float">
            <text:p>2.4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.99" calcext:value-type="float">
            <text:p>1.99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.92" calcext:value-type="float">
            <text:p>2.9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.463" calcext:value-type="float">
            <text:p>3.463</text:p>
          </table:table-cell>
          <table:table-cell office:value-type="float" office:value="2.23" calcext:value-type="float">
            <text:p>2.23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93" calcext:value-type="float">
            <text:p>3.93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4186" calcext:value-type="float">
            <text:p>3.4186</text:p>
          </table:table-cell>
          <table:table-cell office:value-type="float" office:value="2.56" calcext:value-type="float">
            <text:p>2.56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35" calcext:value-type="float">
            <text:p>3.3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table:number-columns-repeated="2" office:value-type="float" office:value="3.44" calcext:value-type="float">
            <text:p>3.4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67" calcext:value-type="float">
            <text:p>3.67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65" calcext:value-type="float">
            <text:p>3.6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.4" calcext:value-type="float">
            <text:p>2.4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9" calcext:value-type="float">
            <text:p>1.9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.1915" calcext:value-type="float">
            <text:p>4.1915</text:p>
          </table:table-cell>
          <table:table-cell office:value-type="float" office:value="3.36" calcext:value-type="float">
            <text:p>3.3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.67" calcext:value-type="float">
            <text:p>1.6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75" calcext:value-type="float">
            <text:p>3.7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.07" calcext:value-type="float">
            <text:p>2.0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82" calcext:value-type="float">
            <text:p>1.8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85" calcext:value-type="float">
            <text:p>3.8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67" calcext:value-type="float">
            <text:p>3.67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32" calcext:value-type="float">
            <text:p>2.32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3.2" calcext:value-type="float">
            <text:p>3.2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46" calcext:value-type="float">
            <text:p>3.46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.39" calcext:value-type="float">
            <text:p>2.39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15" calcext:value-type="float">
            <text:p>3.1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58" calcext:value-type="float">
            <text:p>1.58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2.35" calcext:value-type="float">
            <text:p>2.35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53" calcext:value-type="float">
            <text:p>3.53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67" calcext:value-type="float">
            <text:p>3.67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.6923" calcext:value-type="float">
            <text:p>3.6923</text:p>
          </table:table-cell>
          <table:table-cell office:value-type="float" office:value="3.89" calcext:value-type="float">
            <text:p>3.89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42" calcext:value-type="float">
            <text:p>3.42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.93" calcext:value-type="float">
            <text:p>3.93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02" calcext:value-type="float">
            <text:p>3.0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5" calcext:value-type="float">
            <text:p>1.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46" calcext:value-type="float">
            <text:p>3.4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.93" calcext:value-type="float">
            <text:p>3.93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.77" calcext:value-type="float">
            <text:p>2.7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.92" calcext:value-type="float">
            <text:p>2.92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.404" calcext:value-type="float">
            <text:p>3.404</text:p>
          </table:table-cell>
          <table:table-cell office:value-type="float" office:value="2.85" calcext:value-type="float">
            <text:p>2.85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.17" calcext:value-type="float">
            <text:p>3.1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188" calcext:value-type="float">
            <text:p>3.188</text:p>
          </table:table-cell>
          <table:table-cell office:value-type="float" office:value="2.53" calcext:value-type="float">
            <text:p>2.5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2.12" calcext:value-type="float">
            <text:p>2.12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18" calcext:value-type="float">
            <text:p>3.18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17" calcext:value-type="float">
            <text:p>3.1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21" calcext:value-type="float">
            <text:p>3.21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48" calcext:value-type="float">
            <text:p>3.4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.12" calcext:value-type="float">
            <text:p>3.12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3.6782" calcext:value-type="float">
            <text:p>3.6782</text:p>
          </table:table-cell>
          <table:table-cell office:value-type="float" office:value="3.32" calcext:value-type="float">
            <text:p>3.3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53" calcext:value-type="float">
            <text:p>3.53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07" calcext:value-type="float">
            <text:p>3.07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06" calcext:value-type="float">
            <text:p>3.06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.614" calcext:value-type="float">
            <text:p>3.614</text:p>
          </table:table-cell>
          <table:table-cell table:number-columns-repeated="2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.2" calcext:value-type="float">
            <text:p>2.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02" calcext:value-type="float">
            <text:p>2.02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5" calcext:value-type="float">
            <text:p>2.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32" calcext:value-type="float">
            <text:p>3.32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14" calcext:value-type="float">
            <text:p>2.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.22" calcext:value-type="float">
            <text:p>2.2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02" calcext:value-type="float">
            <text:p>3.02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65" calcext:value-type="float">
            <text:p>3.65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339" calcext:value-type="float">
            <text:p>3.339</text:p>
          </table:table-cell>
          <table:table-cell office:value-type="float" office:value="3.16" calcext:value-type="float">
            <text:p>3.1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3.69" calcext:value-type="float">
            <text:p>3.69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3.667" calcext:value-type="float">
            <text:p>3.667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.225" calcext:value-type="float">
            <text:p>3.225</text:p>
          </table:table-cell>
          <table:table-cell office:value-type="float" office:value="1.61" calcext:value-type="float">
            <text:p>1.6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92" calcext:value-type="float">
            <text:p>2.92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47" calcext:value-type="float">
            <text:p>2.4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76" calcext:value-type="float">
            <text:p>1.76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76" calcext:value-type="float">
            <text:p>3.76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.35" calcext:value-type="float">
            <text:p>2.3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67" calcext:value-type="float">
            <text:p>3.67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17" calcext:value-type="float">
            <text:p>3.1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3.393" calcext:value-type="float">
            <text:p>3.393</text:p>
          </table:table-cell>
          <table:table-cell office:value-type="float" office:value="3.25" calcext:value-type="float">
            <text:p>3.25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16" calcext:value-type="float">
            <text:p>2.1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6" calcext:value-type="float">
            <text:p>2.6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27" calcext:value-type="float">
            <text:p>2.27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21" calcext:value-type="float">
            <text:p>3.2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93" calcext:value-type="float">
            <text:p>1.93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46" calcext:value-type="float">
            <text:p>3.46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2.91" calcext:value-type="float">
            <text:p>2.91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34" calcext:value-type="float">
            <text:p>3.3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07" calcext:value-type="float">
            <text:p>3.07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82" calcext:value-type="float">
            <text:p>2.82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2.15" calcext:value-type="float">
            <text:p>2.1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.97" calcext:value-type="float">
            <text:p>2.9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.76" calcext:value-type="float">
            <text:p>3.76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48" calcext:value-type="float">
            <text:p>2.48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.56" calcext:value-type="float">
            <text:p>2.5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3.978" calcext:value-type="float">
            <text:p>3.978</text:p>
          </table:table-cell>
          <table:table-cell office:value-type="float" office:value="3.9" calcext:value-type="float">
            <text:p>3.9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table:number-columns-repeated="2"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.327" calcext:value-type="float">
            <text:p>3.327</text:p>
          </table:table-cell>
          <table:table-cell office:value-type="float" office:value="3.33" calcext:value-type="float">
            <text:p>3.33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67" calcext:value-type="float">
            <text:p>2.67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75" calcext:value-type="float">
            <text:p>3.7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36" calcext:value-type="float">
            <text:p>0.36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.18" calcext:value-type="float">
            <text:p>2.18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18" calcext:value-type="float">
            <text:p>3.18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9" calcext:value-type="float">
            <text:p>3.9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3" calcext:value-type="float">
            <text:p>3.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.52" calcext:value-type="float">
            <text:p>3.5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" calcext:value-type="float">
            <text:p>2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.482" calcext:value-type="float">
            <text:p>3.482</text:p>
          </table:table-cell>
          <table:table-cell office:value-type="float" office:value="3.08" calcext:value-type="float">
            <text:p>3.08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2.26" calcext:value-type="float">
            <text:p>2.26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6" calcext:value-type="float">
            <text:p>3.6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.565" calcext:value-type="float">
            <text:p>3.565</text:p>
          </table:table-cell>
          <table:table-cell office:value-type="float" office:value="3.17" calcext:value-type="float">
            <text:p>3.1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76" calcext:value-type="float">
            <text:p>3.76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.65" calcext:value-type="float">
            <text:p>2.6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.76" calcext:value-type="float">
            <text:p>2.7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.35" calcext:value-type="float">
            <text:p>1.3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07" calcext:value-type="float">
            <text:p>3.0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22" calcext:value-type="float">
            <text:p>3.22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75" calcext:value-type="float">
            <text:p>3.75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32" calcext:value-type="float">
            <text:p>3.3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98" calcext:value-type="float">
            <text:p>2.98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52" calcext:value-type="float">
            <text:p>2.52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5" calcext:value-type="float">
            <text:p>3.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85" calcext:value-type="float">
            <text:p>2.85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5" calcext:value-type="float">
            <text:p>3.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.25" calcext:value-type="float">
            <text:p>3.2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table:number-columns-repeated="2"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14" calcext:value-type="float">
            <text:p>3.14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39" calcext:value-type="float">
            <text:p>3.39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3.41" calcext:value-type="float">
            <text:p>3.4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table:number-columns-repeated="2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number-columns-repeated="2"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85" calcext:value-type="float">
            <text:p>2.85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2.52" calcext:value-type="float">
            <text:p>2.5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65" calcext:value-type="float">
            <text:p>3.65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42" calcext:value-type="float">
            <text:p>3.4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.1739" calcext:value-type="float">
            <text:p>4.1739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3" calcext:value-type="float">
            <text:p>2.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02" calcext:value-type="float">
            <text:p>3.0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3" calcext:value-type="float">
            <text:p>0.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1" calcext:value-type="float">
            <text:p>3.1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.67" calcext:value-type="float">
            <text:p>2.67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.25" calcext:value-type="float">
            <text:p>3.25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.55" calcext:value-type="float">
            <text:p>1.55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908" calcext:value-type="float">
            <text:p>3.908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55" calcext:value-type="float">
            <text:p>3.55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87" calcext:value-type="float">
            <text:p>2.8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.92" calcext:value-type="float">
            <text:p>2.9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34" calcext:value-type="float">
            <text:p>3.34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88" calcext:value-type="float">
            <text:p>1.88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.23" calcext:value-type="float">
            <text:p>2.2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23" calcext:value-type="float">
            <text:p>3.2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763" calcext:value-type="float">
            <text:p>3.763</text:p>
          </table:table-cell>
          <table:table-cell office:value-type="float" office:value="1.9" calcext:value-type="float">
            <text:p>1.9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3.277" calcext:value-type="float">
            <text:p>3.277</text:p>
          </table:table-cell>
          <table:table-cell office:value-type="float" office:value="3.78" calcext:value-type="float">
            <text:p>3.7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4.033" calcext:value-type="float">
            <text:p>4.033</text:p>
          </table:table-cell>
          <table:table-cell office:value-type="float" office:value="3.23" calcext:value-type="float">
            <text:p>3.23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.56" calcext:value-type="float">
            <text:p>3.5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56" calcext:value-type="float">
            <text:p>2.56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.919" calcext:value-type="float">
            <text:p>3.919</text:p>
          </table:table-cell>
          <table:table-cell office:value-type="float" office:value="3.55" calcext:value-type="float">
            <text:p>3.55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76" calcext:value-type="float">
            <text:p>2.7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23" calcext:value-type="float">
            <text:p>3.2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.17" calcext:value-type="float">
            <text:p>1.17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25" calcext:value-type="float">
            <text:p>2.2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94" calcext:value-type="float">
            <text:p>3.94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.94" calcext:value-type="float">
            <text:p>2.9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6" calcext:value-type="float">
            <text:p>2.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3.6" calcext:value-type="float">
            <text:p>3.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25" calcext:value-type="float">
            <text:p>3.25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93" calcext:value-type="float">
            <text:p>3.9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07" calcext:value-type="float">
            <text:p>3.0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326" calcext:value-type="float">
            <text:p>3.326</text:p>
          </table:table-cell>
          <table:table-cell office:value-type="float" office:value="2.72" calcext:value-type="float">
            <text:p>2.7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538" calcext:value-type="float">
            <text:p>3.538</text:p>
          </table:table-cell>
          <table:table-cell office:value-type="float" office:value="3.18" calcext:value-type="float">
            <text:p>3.18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.322" calcext:value-type="float">
            <text:p>3.322</text:p>
          </table:table-cell>
          <table:table-cell office:value-type="float" office:value="2.57" calcext:value-type="float">
            <text:p>2.57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47" calcext:value-type="float">
            <text:p>2.47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44" calcext:value-type="float">
            <text:p>3.44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82" calcext:value-type="float">
            <text:p>2.8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56" calcext:value-type="float">
            <text:p>3.5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.22" calcext:value-type="float">
            <text:p>1.2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3.08" calcext:value-type="float">
            <text:p>3.0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06" calcext:value-type="float">
            <text:p>3.06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table:number-columns-repeated="2"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07" calcext:value-type="float">
            <text:p>3.07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9" calcext:value-type="float">
            <text:p>2.9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06" calcext:value-type="float">
            <text:p>3.0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2.67" calcext:value-type="float">
            <text:p>2.67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table:number-columns-repeated="2"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.01" calcext:value-type="float">
            <text:p>2.0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.022" calcext:value-type="float">
            <text:p>3.022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.85" calcext:value-type="float">
            <text:p>1.85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7" calcext:value-type="float">
            <text:p>1.7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52" calcext:value-type="float">
            <text:p>2.52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.76" calcext:value-type="float">
            <text:p>2.76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.308" calcext:value-type="float">
            <text:p>3.308</text:p>
          </table:table-cell>
          <table:table-cell office:value-type="float" office:value="2.07" calcext:value-type="float">
            <text:p>2.0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.9" calcext:value-type="float">
            <text:p>2.9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2.78" calcext:value-type="float">
            <text:p>2.78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46" calcext:value-type="float">
            <text:p>2.4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2.92" calcext:value-type="float">
            <text:p>2.9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27" calcext:value-type="float">
            <text:p>2.2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.546" calcext:value-type="float">
            <text:p>3.546</text:p>
          </table:table-cell>
          <table:table-cell office:value-type="float" office:value="3.82" calcext:value-type="float">
            <text:p>3.82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628" calcext:value-type="float">
            <text:p>3.628</text:p>
          </table:table-cell>
          <table:table-cell office:value-type="float" office:value="2.32" calcext:value-type="float">
            <text:p>2.32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7" calcext:value-type="float">
            <text:p>3.27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7" calcext:value-type="float">
            <text:p>2.1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74" calcext:value-type="float">
            <text:p>3.74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23" calcext:value-type="float">
            <text:p>3.23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85" calcext:value-type="float">
            <text:p>1.8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09" calcext:value-type="float">
            <text:p>1.09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3.226" calcext:value-type="float">
            <text:p>3.226</text:p>
          </table:table-cell>
          <table:table-cell office:value-type="float" office:value="3.3" calcext:value-type="float">
            <text:p>3.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17" calcext:value-type="float">
            <text:p>3.1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565" calcext:value-type="float">
            <text:p>3.565</text:p>
          </table:table-cell>
          <table:table-cell office:value-type="float" office:value="2.45" calcext:value-type="float">
            <text:p>2.45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3.32" calcext:value-type="float">
            <text:p>3.32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62" calcext:value-type="float">
            <text:p>2.6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72" calcext:value-type="float">
            <text:p>2.7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.15" calcext:value-type="float">
            <text:p>3.15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3.623" calcext:value-type="float">
            <text:p>3.623</text:p>
          </table:table-cell>
          <table:table-cell office:value-type="float" office:value="3.25" calcext:value-type="float">
            <text:p>3.25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3.06" calcext:value-type="float">
            <text:p>3.0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15" calcext:value-type="float">
            <text:p>3.15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table:number-columns-repeated="2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table:number-columns-repeated="2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2.82" calcext:value-type="float">
            <text:p>2.8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.7826" calcext:value-type="float">
            <text:p>3.7826</text:p>
          </table:table-cell>
          <table:table-cell office:value-type="float" office:value="3.4" calcext:value-type="float">
            <text:p>3.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.909" calcext:value-type="float">
            <text:p>3.909</text:p>
          </table:table-cell>
          <table:table-cell office:value-type="float" office:value="3.4" calcext:value-type="float">
            <text:p>3.4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1304" calcext:value-type="float">
            <text:p>3.1304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.15" calcext:value-type="float">
            <text:p>2.1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25" calcext:value-type="float">
            <text:p>3.2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85" calcext:value-type="float">
            <text:p>3.85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9" calcext:value-type="float">
            <text:p>2.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22" calcext:value-type="float">
            <text:p>2.22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7" calcext:value-type="float">
            <text:p>3.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.844" calcext:value-type="float">
            <text:p>3.844</text:p>
          </table:table-cell>
          <table:table-cell office:value-type="float" office:value="3.42" calcext:value-type="float">
            <text:p>3.4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611" calcext:value-type="float">
            <text:p>3.611</text:p>
          </table:table-cell>
          <table:table-cell office:value-type="float" office:value="3.35" calcext:value-type="float">
            <text:p>3.3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9" calcext:value-type="float">
            <text:p>2.9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3.79" calcext:value-type="float">
            <text:p>3.79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3.812" calcext:value-type="float">
            <text:p>3.812</text:p>
          </table:table-cell>
          <table:table-cell office:value-type="float" office:value="1.07" calcext:value-type="float">
            <text:p>1.0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13" calcext:value-type="float">
            <text:p>3.1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82" calcext:value-type="float">
            <text:p>2.8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85" calcext:value-type="float">
            <text:p>1.8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.572" calcext:value-type="float">
            <text:p>3.572</text:p>
          </table:table-cell>
          <table:table-cell office:value-type="float" office:value="2.82" calcext:value-type="float">
            <text:p>2.82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3.6304" calcext:value-type="float">
            <text:p>3.6304</text:p>
          </table:table-cell>
          <table:table-cell office:value-type="float" office:value="3.67" calcext:value-type="float">
            <text:p>3.6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9" calcext:value-type="float">
            <text:p>3.79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42" calcext:value-type="float">
            <text:p>3.42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.75" calcext:value-type="float">
            <text:p>1.75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25" calcext:value-type="float">
            <text:p>2.2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76" calcext:value-type="float">
            <text:p>3.76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82" calcext:value-type="float">
            <text:p>2.8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3.5236" calcext:value-type="float">
            <text:p>3.5236</text:p>
          </table:table-cell>
          <table:table-cell office:value-type="float" office:value="3.67" calcext:value-type="float">
            <text:p>3.67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.9757" calcext:value-type="float">
            <text:p>2.9757</text:p>
          </table:table-cell>
          <table:table-cell office:value-type="float" office:value="3.1" calcext:value-type="float">
            <text:p>3.1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85" calcext:value-type="float">
            <text:p>3.85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3.3881" calcext:value-type="float">
            <text:p>3.3881</text:p>
          </table:table-cell>
          <table:table-cell office:value-type="float" office:value="2.32" calcext:value-type="float">
            <text:p>2.3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.57" calcext:value-type="float">
            <text:p>2.5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2.65" calcext:value-type="float">
            <text:p>2.65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83" calcext:value-type="float">
            <text:p>3.83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.13" calcext:value-type="float">
            <text:p>3.13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27" calcext:value-type="float">
            <text:p>3.2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.67" calcext:value-type="float">
            <text:p>2.6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92" calcext:value-type="float">
            <text:p>3.92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5" calcext:value-type="float">
            <text:p>3.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3.25" calcext:value-type="float">
            <text:p>3.2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2.23" calcext:value-type="float">
            <text:p>2.2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.833" calcext:value-type="float">
            <text:p>3.833</text:p>
          </table:table-cell>
          <table:table-cell office:value-type="float" office:value="3.36" calcext:value-type="float">
            <text:p>3.3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57" calcext:value-type="float">
            <text:p>2.5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65" calcext:value-type="float">
            <text:p>3.65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65" calcext:value-type="float">
            <text:p>3.6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2" calcext:value-type="float">
            <text:p>3.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.78" calcext:value-type="float">
            <text:p>2.78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33" calcext:value-type="float">
            <text:p>3.33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.8056" calcext:value-type="float">
            <text:p>3.8056</text:p>
          </table:table-cell>
          <table:table-cell office:value-type="float" office:value="4" calcext:value-type="float">
            <text:p>4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67" calcext:value-type="float">
            <text:p>3.6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61" calcext:value-type="float">
            <text:p>2.61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2.82" calcext:value-type="float">
            <text:p>2.8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53" calcext:value-type="float">
            <text:p>3.5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91" calcext:value-type="float">
            <text:p>2.9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.32" calcext:value-type="float">
            <text:p>3.32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56" calcext:value-type="float">
            <text:p>2.5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32" calcext:value-type="float">
            <text:p>3.32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47" calcext:value-type="float">
            <text:p>3.47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.35" calcext:value-type="float">
            <text:p>3.3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.23" calcext:value-type="float">
            <text:p>3.2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.53" calcext:value-type="float">
            <text:p>2.53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15" calcext:value-type="float">
            <text:p>3.1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732" calcext:value-type="float">
            <text:p>3.732</text:p>
          </table:table-cell>
          <table:table-cell office:value-type="float" office:value="3.67" calcext:value-type="float">
            <text:p>3.67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9" calcext:value-type="float">
            <text:p>2.9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table:number-columns-repeated="2"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32" calcext:value-type="float">
            <text:p>2.3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.4792" calcext:value-type="float">
            <text:p>3.4792</text:p>
          </table:table-cell>
          <table:table-cell office:value-type="float" office:value="2.25" calcext:value-type="float">
            <text:p>2.25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3.805" calcext:value-type="float">
            <text:p>3.805</text:p>
          </table:table-cell>
          <table:table-cell office:value-type="float" office:value="3.85" calcext:value-type="float">
            <text:p>3.85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.6" calcext:value-type="float">
            <text:p>3.6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.55" calcext:value-type="float">
            <text:p>2.5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42" calcext:value-type="float">
            <text:p>3.4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25" calcext:value-type="float">
            <text:p>3.25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2.841" calcext:value-type="float">
            <text:p>2.841</text:p>
          </table:table-cell>
          <table:table-cell office:value-type="float" office:value="2.91" calcext:value-type="float">
            <text:p>2.91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3.42" calcext:value-type="float">
            <text:p>3.42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55" calcext:value-type="float">
            <text:p>2.5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.67" calcext:value-type="float">
            <text:p>2.67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table:number-columns-repeated="2"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2.7" calcext:value-type="float">
            <text:p>2.7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42" calcext:value-type="float">
            <text:p>2.42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3.67" calcext:value-type="float">
            <text:p>3.6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35" calcext:value-type="float">
            <text:p>3.35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3.6" calcext:value-type="float">
            <text:p>3.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3.22" calcext:value-type="float">
            <text:p>3.22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4.1111" calcext:value-type="float">
            <text:p>4.1111</text:p>
          </table:table-cell>
          <table:table-cell office:value-type="float" office:value="3.16" calcext:value-type="float">
            <text:p>3.16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35" calcext:value-type="float">
            <text:p>3.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23" calcext:value-type="float">
            <text:p>3.2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table:number-columns-repeated="2" office:value-type="float" office:value="3.75" calcext:value-type="float">
            <text:p>3.75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.64" calcext:value-type="float">
            <text:p>3.64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31" calcext:value-type="float">
            <text:p>3.3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8471" calcext:value-type="float">
            <text:p>3.8471</text:p>
          </table:table-cell>
          <table:table-cell office:value-type="float" office:value="3.2" calcext:value-type="float">
            <text:p>3.2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3.913" calcext:value-type="float">
            <text:p>3.913</text:p>
          </table:table-cell>
          <table:table-cell office:value-type="float" office:value="2.85" calcext:value-type="float">
            <text:p>2.85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01" calcext:value-type="float">
            <text:p>3.0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.67" calcext:value-type="float">
            <text:p>3.67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76" calcext:value-type="float">
            <text:p>2.76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92" calcext:value-type="float">
            <text:p>3.9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7" calcext:value-type="float">
            <text:p>3.67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76" calcext:value-type="float">
            <text:p>2.76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67" calcext:value-type="float">
            <text:p>3.67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2.82" calcext:value-type="float">
            <text:p>2.82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23" calcext:value-type="float">
            <text:p>2.23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85" calcext:value-type="float">
            <text:p>2.85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.74" calcext:value-type="float">
            <text:p>2.7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42" calcext:value-type="float">
            <text:p>3.4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75" calcext:value-type="float">
            <text:p>2.7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71" calcext:value-type="float">
            <text:p>3.7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.42" calcext:value-type="float">
            <text:p>2.42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.4255" calcext:value-type="float">
            <text:p>3.4255</text:p>
          </table:table-cell>
          <table:table-cell office:value-type="float" office:value="2.84" calcext:value-type="float">
            <text:p>2.8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25" calcext:value-type="float">
            <text:p>2.2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3" calcext:value-type="float">
            <text:p>3.3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3.5523" calcext:value-type="float">
            <text:p>3.5523</text:p>
          </table:table-cell>
          <table:table-cell office:value-type="float" office:value="1.97" calcext:value-type="float">
            <text:p>1.97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.34" calcext:value-type="float">
            <text:p>3.3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13" calcext:value-type="float">
            <text:p>3.13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42" calcext:value-type="float">
            <text:p>3.4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15" calcext:value-type="float">
            <text:p>3.1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17" calcext:value-type="float">
            <text:p>3.17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88" calcext:value-type="float">
            <text:p>3.88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18" calcext:value-type="float">
            <text:p>3.1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4" calcext:value-type="float">
            <text:p>3.4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9" calcext:value-type="float">
            <text:p>2.9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85" calcext:value-type="float">
            <text:p>2.8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17" calcext:value-type="float">
            <text:p>3.1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table:number-columns-repeated="2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17" calcext:value-type="float">
            <text:p>3.17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3.577" calcext:value-type="float">
            <text:p>3.577</text:p>
          </table:table-cell>
          <table:table-cell office:value-type="float" office:value="2.98" calcext:value-type="float">
            <text:p>2.9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32" calcext:value-type="float">
            <text:p>2.3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77" calcext:value-type="float">
            <text:p>3.7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06" calcext:value-type="float">
            <text:p>3.06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59" calcext:value-type="float">
            <text:p>2.5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23" calcext:value-type="float">
            <text:p>3.2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5" calcext:value-type="float">
            <text:p>3.5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92" calcext:value-type="float">
            <text:p>3.9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2.77" calcext:value-type="float">
            <text:p>2.77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.19" calcext:value-type="float">
            <text:p>3.19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35" calcext:value-type="float">
            <text:p>3.3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92" calcext:value-type="float">
            <text:p>1.9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01" calcext:value-type="float">
            <text:p>3.01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3.67" calcext:value-type="float">
            <text:p>3.67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43" calcext:value-type="float">
            <text:p>3.4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86" calcext:value-type="float">
            <text:p>3.86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2.53" calcext:value-type="float">
            <text:p>2.53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66" calcext:value-type="float">
            <text:p>2.66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.6" calcext:value-type="float">
            <text:p>3.6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9" calcext:value-type="float">
            <text:p>2.9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.65" calcext:value-type="float">
            <text:p>2.6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62" calcext:value-type="float">
            <text:p>3.62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3.83" calcext:value-type="float">
            <text:p>3.83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17" calcext:value-type="float">
            <text:p>3.17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.7179" calcext:value-type="float">
            <text:p>2.7179</text:p>
          </table:table-cell>
          <table:table-cell office:value-type="float" office:value="2.53" calcext:value-type="float">
            <text:p>2.5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3.07" calcext:value-type="float">
            <text:p>3.0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06" calcext:value-type="float">
            <text:p>3.0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61" calcext:value-type="float">
            <text:p>2.6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33" calcext:value-type="float">
            <text:p>2.33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2.98" calcext:value-type="float">
            <text:p>2.98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51" calcext:value-type="float">
            <text:p>3.5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27" calcext:value-type="float">
            <text:p>3.27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.5" calcext:value-type="float">
            <text:p>2.5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.92" calcext:value-type="float">
            <text:p>2.9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7" calcext:value-type="float">
            <text:p>3.7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.32" calcext:value-type="float">
            <text:p>3.32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77" calcext:value-type="float">
            <text:p>3.77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2" calcext:value-type="float">
            <text:p>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85" calcext:value-type="float">
            <text:p>3.8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35" calcext:value-type="float">
            <text:p>3.35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02" calcext:value-type="float">
            <text:p>3.0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96" calcext:value-type="float">
            <text:p>2.96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32" calcext:value-type="float">
            <text:p>3.3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306" calcext:value-type="float">
            <text:p>3.306</text:p>
          </table:table-cell>
          <table:table-cell office:value-type="float" office:value="2.85" calcext:value-type="float">
            <text:p>2.8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5" calcext:value-type="float">
            <text:p>3.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61" calcext:value-type="float">
            <text:p>0.6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75" calcext:value-type="float">
            <text:p>3.7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.383" calcext:value-type="float">
            <text:p>3.383</text:p>
          </table:table-cell>
          <table:table-cell office:value-type="float" office:value="2.75" calcext:value-type="float">
            <text:p>2.7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1111" calcext:value-type="float">
            <text:p>3.1111</text:p>
          </table:table-cell>
          <table:table-cell office:value-type="float" office:value="2.6" calcext:value-type="float">
            <text:p>2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39" calcext:value-type="float">
            <text:p>2.3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.62" calcext:value-type="float">
            <text:p>3.6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.054" calcext:value-type="float">
            <text:p>3.054</text:p>
          </table:table-cell>
          <table:table-cell office:value-type="float" office:value="3.79" calcext:value-type="float">
            <text:p>3.79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31" calcext:value-type="float">
            <text:p>3.3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86" calcext:value-type="float">
            <text:p>3.8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46" calcext:value-type="float">
            <text:p>3.46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42" calcext:value-type="float">
            <text:p>3.42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91" calcext:value-type="float">
            <text:p>3.9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2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78" calcext:value-type="float">
            <text:p>2.78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.893" calcext:value-type="float">
            <text:p>3.893</text:p>
          </table:table-cell>
          <table:table-cell office:value-type="float" office:value="3.23" calcext:value-type="float">
            <text:p>3.2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2.58" calcext:value-type="float">
            <text:p>2.58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6" calcext:value-type="float">
            <text:p>3.6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3.5" calcext:value-type="float">
            <text:p>3.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82" calcext:value-type="float">
            <text:p>3.82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3.0889" calcext:value-type="float">
            <text:p>3.0889</text:p>
          </table:table-cell>
          <table:table-cell office:value-type="float" office:value="2.09" calcext:value-type="float">
            <text:p>2.09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32" calcext:value-type="float">
            <text:p>3.3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32" calcext:value-type="float">
            <text:p>3.32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53" calcext:value-type="float">
            <text:p>3.5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67" calcext:value-type="float">
            <text:p>2.6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.4878" calcext:value-type="float">
            <text:p>2.4878</text:p>
          </table:table-cell>
          <table:table-cell office:value-type="float" office:value="2.67" calcext:value-type="float">
            <text:p>2.6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.64" calcext:value-type="float">
            <text:p>3.64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55" calcext:value-type="float">
            <text:p>3.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97" calcext:value-type="float">
            <text:p>2.97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.3" calcext:value-type="float">
            <text:p>2.3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22" calcext:value-type="float">
            <text:p>2.2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3.0811" calcext:value-type="float">
            <text:p>3.0811</text:p>
          </table:table-cell>
          <table:table-cell office:value-type="float" office:value="1.69" calcext:value-type="float">
            <text:p>1.6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45" calcext:value-type="float">
            <text:p>2.4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2667" calcext:value-type="float">
            <text:p>3.2667</text:p>
          </table:table-cell>
          <table:table-cell office:value-type="float" office:value="2.82" calcext:value-type="float">
            <text:p>2.8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69" calcext:value-type="float">
            <text:p>3.69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62" calcext:value-type="float">
            <text:p>3.62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3.65" calcext:value-type="float">
            <text:p>3.6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2.82" calcext:value-type="float">
            <text:p>2.82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35" calcext:value-type="float">
            <text:p>3.35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7" calcext:value-type="float">
            <text:p>2.7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.76" calcext:value-type="float">
            <text:p>3.76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42" calcext:value-type="float">
            <text:p>3.4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93" calcext:value-type="float">
            <text:p>3.9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56" calcext:value-type="float">
            <text:p>3.56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57" calcext:value-type="float">
            <text:p>3.5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2.75" calcext:value-type="float">
            <text:p>2.75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5" calcext:value-type="float">
            <text:p>2.5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2.75" calcext:value-type="float">
            <text:p>2.75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76" calcext:value-type="float">
            <text:p>2.76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81" calcext:value-type="float">
            <text:p>2.81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2.31" calcext:value-type="float">
            <text:p>2.3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67" calcext:value-type="float">
            <text:p>3.67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.85" calcext:value-type="float">
            <text:p>2.8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17" calcext:value-type="float">
            <text:p>3.17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.16" calcext:value-type="float">
            <text:p>3.1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.64" calcext:value-type="float">
            <text:p>2.64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3.376" calcext:value-type="float">
            <text:p>3.376</text:p>
          </table:table-cell>
          <table:table-cell office:value-type="float" office:value="3.75" calcext:value-type="float">
            <text:p>3.75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.5714" calcext:value-type="float">
            <text:p>3.5714</text:p>
          </table:table-cell>
          <table:table-cell office:value-type="float" office:value="3.25" calcext:value-type="float">
            <text:p>3.25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46" calcext:value-type="float">
            <text:p>3.46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92" calcext:value-type="float">
            <text:p>3.92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2" calcext:value-type="float">
            <text:p>3.2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27" calcext:value-type="float">
            <text:p>3.27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3.619" calcext:value-type="float">
            <text:p>3.619</text:p>
          </table:table-cell>
          <table:table-cell office:value-type="float" office:value="2.85" calcext:value-type="float">
            <text:p>2.8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3.5" calcext:value-type="float">
            <text:p>3.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.27" calcext:value-type="float">
            <text:p>2.27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98" calcext:value-type="float">
            <text:p>0.9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97" calcext:value-type="float">
            <text:p>2.9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33" calcext:value-type="float">
            <text:p>3.33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17" calcext:value-type="float">
            <text:p>3.17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13" calcext:value-type="float">
            <text:p>3.13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.16" calcext:value-type="float">
            <text:p>3.1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4" calcext:value-type="float">
            <text:p>3.4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.4" calcext:value-type="float">
            <text:p>2.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7" calcext:value-type="float">
            <text:p>3.7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16" calcext:value-type="float">
            <text:p>3.16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6" calcext:value-type="float">
            <text:p>3.6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3.8611" calcext:value-type="float">
            <text:p>3.8611</text:p>
          </table:table-cell>
          <table:table-cell office:value-type="float" office:value="3.76" calcext:value-type="float">
            <text:p>3.7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85" calcext:value-type="float">
            <text:p>2.85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.0811" calcext:value-type="float">
            <text:p>3.0811</text:p>
          </table:table-cell>
          <table:table-cell office:value-type="float" office:value="3.25" calcext:value-type="float">
            <text:p>3.2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67" calcext:value-type="float">
            <text:p>3.67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.9487" calcext:value-type="float">
            <text:p>2.9487</text:p>
          </table:table-cell>
          <table:table-cell office:value-type="float" office:value="1.67" calcext:value-type="float">
            <text:p>1.67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.25" calcext:value-type="float">
            <text:p>2.2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33" calcext:value-type="float">
            <text:p>2.3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.9302" calcext:value-type="float">
            <text:p>2.9302</text:p>
          </table:table-cell>
          <table:table-cell office:value-type="float" office:value="2.65" calcext:value-type="float">
            <text:p>2.6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.2071" calcext:value-type="float">
            <text:p>3.2071</text:p>
          </table:table-cell>
          <table:table-cell office:value-type="float" office:value="2.63" calcext:value-type="float">
            <text:p>2.63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07" calcext:value-type="float">
            <text:p>3.0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15" calcext:value-type="float">
            <text:p>2.1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07" calcext:value-type="float">
            <text:p>3.0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83" calcext:value-type="float">
            <text:p>3.83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78" calcext:value-type="float">
            <text:p>2.78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.72" calcext:value-type="float">
            <text:p>2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5" calcext:value-type="float">
            <text:p>3.5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4872" calcext:value-type="float">
            <text:p>3.4872</text:p>
          </table:table-cell>
          <table:table-cell office:value-type="float" office:value="2.56" calcext:value-type="float">
            <text:p>2.5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17" calcext:value-type="float">
            <text:p>3.1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17" calcext:value-type="float">
            <text:p>3.17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table:number-columns-repeated="2" office:value-type="float" office:value="3.5" calcext:value-type="float">
            <text:p>3.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4.0882" calcext:value-type="float">
            <text:p>4.0882</text:p>
          </table:table-cell>
          <table:table-cell office:value-type="float" office:value="3.25" calcext:value-type="float">
            <text:p>3.2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.92" calcext:value-type="float">
            <text:p>1.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46" calcext:value-type="float">
            <text:p>3.4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06" calcext:value-type="float">
            <text:p>2.06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2" calcext:value-type="float">
            <text:p>3.62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15" calcext:value-type="float">
            <text:p>3.15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.2105" calcext:value-type="float">
            <text:p>3.2105</text:p>
          </table:table-cell>
          <table:table-cell office:value-type="float" office:value="2.63" calcext:value-type="float">
            <text:p>2.6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52" calcext:value-type="float">
            <text:p>3.5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.85" calcext:value-type="float">
            <text:p>2.85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2.05" calcext:value-type="float">
            <text:p>2.05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3.8961" calcext:value-type="float">
            <text:p>3.8961</text:p>
          </table:table-cell>
          <table:table-cell office:value-type="float" office:value="3.67" calcext:value-type="float">
            <text:p>3.67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.8627" calcext:value-type="float">
            <text:p>3.8627</text:p>
          </table:table-cell>
          <table:table-cell office:value-type="float" office:value="3.01" calcext:value-type="float">
            <text:p>3.0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3" calcext:value-type="float">
            <text:p>3.3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.32" calcext:value-type="float">
            <text:p>3.32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071" calcext:value-type="float">
            <text:p>3.071</text:p>
          </table:table-cell>
          <table:table-cell office:value-type="float" office:value="1.71" calcext:value-type="float">
            <text:p>1.7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7" calcext:value-type="float">
            <text:p>3.7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1136" calcext:value-type="float">
            <text:p>3.1136</text:p>
          </table:table-cell>
          <table:table-cell office:value-type="float" office:value="3.49" calcext:value-type="float">
            <text:p>3.49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3" calcext:value-type="float">
            <text:p>3.3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.947" calcext:value-type="float">
            <text:p>2.947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38" calcext:value-type="float">
            <text:p>3.3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5" calcext:value-type="float">
            <text:p>3.5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42" calcext:value-type="float">
            <text:p>3.42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4.111" calcext:value-type="float">
            <text:p>4.111</text:p>
          </table:table-cell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.52" calcext:value-type="float">
            <text:p>2.52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23" calcext:value-type="float">
            <text:p>3.2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67" calcext:value-type="float">
            <text:p>2.6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82" calcext:value-type="float">
            <text:p>2.82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4" calcext:value-type="float">
            <text:p>2.4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92" calcext:value-type="float">
            <text:p>2.9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.79" calcext:value-type="float">
            <text:p>2.79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93" calcext:value-type="float">
            <text:p>3.93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.3333" calcext:value-type="float">
            <text:p>4.3333</text:p>
          </table:table-cell>
          <table:table-cell table:number-columns-repeated="2"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22" calcext:value-type="float">
            <text:p>2.22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5789" calcext:value-type="float">
            <text:p>3.5789</text:p>
          </table:table-cell>
          <table:table-cell office:value-type="float" office:value="3.25" calcext:value-type="float">
            <text:p>3.25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.6" calcext:value-type="float">
            <text:p>3.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1" calcext:value-type="float">
            <text:p>3.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.61" calcext:value-type="float">
            <text:p>2.6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2.6" calcext:value-type="float">
            <text:p>2.6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3.7003" calcext:value-type="float">
            <text:p>3.7003</text:p>
          </table:table-cell>
          <table:table-cell office:value-type="float" office:value="3.17" calcext:value-type="float">
            <text:p>3.1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4.417" calcext:value-type="float">
            <text:p>4.417</text:p>
          </table:table-cell>
          <table:table-cell office:value-type="float" office:value="3.93" calcext:value-type="float">
            <text:p>3.93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.1969" calcext:value-type="float">
            <text:p>4.1969</text:p>
          </table:table-cell>
          <table:table-cell office:value-type="float" office:value="2.87" calcext:value-type="float">
            <text:p>2.8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14" calcext:value-type="float">
            <text:p>3.14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92" calcext:value-type="float">
            <text:p>3.92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67" calcext:value-type="float">
            <text:p>3.6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.75" calcext:value-type="float">
            <text:p>2.75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07" calcext:value-type="float">
            <text:p>3.0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8095" calcext:value-type="float">
            <text:p>3.8095</text:p>
          </table:table-cell>
          <table:table-cell office:value-type="float" office:value="2.57" calcext:value-type="float">
            <text:p>2.5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3.304" calcext:value-type="float">
            <text:p>3.304</text:p>
          </table:table-cell>
          <table:table-cell office:value-type="float" office:value="0.72" calcext:value-type="float">
            <text:p>0.7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.1694" calcext:value-type="float">
            <text:p>4.1694</text:p>
          </table:table-cell>
          <table:table-cell office:value-type="float" office:value="2.76" calcext:value-type="float">
            <text:p>2.7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.7531" calcext:value-type="float">
            <text:p>3.7531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13" calcext:value-type="float">
            <text:p>3.13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76" calcext:value-type="float">
            <text:p>3.76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4" calcext:value-type="float">
            <text:p>4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7561" calcext:value-type="float">
            <text:p>3.7561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.55" calcext:value-type="float">
            <text:p>3.5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3.17" calcext:value-type="float">
            <text:p>3.17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table:number-columns-repeated="2"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91" calcext:value-type="float">
            <text:p>2.9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.658" calcext:value-type="float">
            <text:p>3.658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23" calcext:value-type="float">
            <text:p>3.23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7" calcext:value-type="float">
            <text:p>2.77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82" calcext:value-type="float">
            <text:p>2.8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6" calcext:value-type="float">
            <text:p>3.6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.42" calcext:value-type="float">
            <text:p>3.4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3" calcext:value-type="float">
            <text:p>3.3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.3243" calcext:value-type="float">
            <text:p>3.3243</text:p>
          </table:table-cell>
          <table:table-cell office:value-type="float" office:value="2.52" calcext:value-type="float">
            <text:p>2.5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4" calcext:value-type="float">
            <text:p>3.4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28" calcext:value-type="float">
            <text:p>3.28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91" calcext:value-type="float">
            <text:p>2.91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16" calcext:value-type="float">
            <text:p>2.16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3.79" calcext:value-type="float">
            <text:p>3.79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3" calcext:value-type="float">
            <text:p>2.3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.105" calcext:value-type="float">
            <text:p>4.105</text:p>
          </table:table-cell>
          <table:table-cell office:value-type="float" office:value="3.76" calcext:value-type="float">
            <text:p>3.76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.5529" calcext:value-type="float">
            <text:p>3.5529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.77" calcext:value-type="float">
            <text:p>2.77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.9773" calcext:value-type="float">
            <text:p>3.9773</text:p>
          </table:table-cell>
          <table:table-cell office:value-type="float" office:value="2.64" calcext:value-type="float">
            <text:p>2.6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.82" calcext:value-type="float">
            <text:p>2.82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73" calcext:value-type="float">
            <text:p>3.5173</text:p>
          </table:table-cell>
          <table:table-cell office:value-type="float" office:value="2.6" calcext:value-type="float">
            <text:p>2.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119" calcext:value-type="float">
            <text:p>3.119</text:p>
          </table:table-cell>
          <table:table-cell office:value-type="float" office:value="2.46" calcext:value-type="float">
            <text:p>2.4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.2956" calcext:value-type="float">
            <text:p>3.2956</text:p>
          </table:table-cell>
          <table:table-cell office:value-type="float" office:value="1.9" calcext:value-type="float">
            <text:p>1.9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57" calcext:value-type="float">
            <text:p>2.57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.97" calcext:value-type="float">
            <text:p>2.97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6" calcext:value-type="float">
            <text:p>3.6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27" calcext:value-type="float">
            <text:p>3.2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42" calcext:value-type="float">
            <text:p>2.42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3" calcext:value-type="float">
            <text:p>3.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4.337" calcext:value-type="float">
            <text:p>4.337</text:p>
          </table:table-cell>
          <table:table-cell office:value-type="float" office:value="3.74" calcext:value-type="float">
            <text:p>3.7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.7262" calcext:value-type="float">
            <text:p>3.7262</text:p>
          </table:table-cell>
          <table:table-cell office:value-type="float" office:value="2.9" calcext:value-type="float">
            <text:p>2.9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8" calcext:value-type="float">
            <text:p>3.68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9" calcext:value-type="float">
            <text:p>3.9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3.4722" calcext:value-type="float">
            <text:p>3.4722</text:p>
          </table:table-cell>
          <table:table-cell office:value-type="float" office:value="3.25" calcext:value-type="float">
            <text:p>3.25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.1649" calcext:value-type="float">
            <text:p>4.1649</text:p>
          </table:table-cell>
          <table:table-cell office:value-type="float" office:value="3.82" calcext:value-type="float">
            <text:p>3.82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.5714" calcext:value-type="float">
            <text:p>4.5714</text:p>
          </table:table-cell>
          <table:table-cell office:value-type="float" office:value="4" calcext:value-type="float">
            <text:p>4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2" calcext:value-type="float">
            <text:p>3.52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32" calcext:value-type="float">
            <text:p>3.3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3.9146" calcext:value-type="float">
            <text:p>3.9146</text:p>
          </table:table-cell>
          <table:table-cell office:value-type="float" office:value="2.75" calcext:value-type="float">
            <text:p>2.75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44" calcext:value-type="float">
            <text:p>3.44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9512" calcext:value-type="float">
            <text:p>3.9512</text:p>
          </table:table-cell>
          <table:table-cell office:value-type="float" office:value="2.86" calcext:value-type="float">
            <text:p>2.8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.3684" calcext:value-type="float">
            <text:p>4.3684</text:p>
          </table:table-cell>
          <table:table-cell office:value-type="float" office:value="3.46" calcext:value-type="float">
            <text:p>3.46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.93" calcext:value-type="float">
            <text:p>3.93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06" calcext:value-type="float">
            <text:p>3.06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92" calcext:value-type="float">
            <text:p>3.9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3.8605" calcext:value-type="float">
            <text:p>3.8605</text:p>
          </table:table-cell>
          <table:table-cell office:value-type="float" office:value="3.42" calcext:value-type="float">
            <text:p>3.4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33" calcext:value-type="float">
            <text:p>3.33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83" calcext:value-type="float">
            <text:p>3.83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93" calcext:value-type="float">
            <text:p>1.93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5" calcext:value-type="float">
            <text:p>3.5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5789" calcext:value-type="float">
            <text:p>3.5789</text:p>
          </table:table-cell>
          <table:table-cell office:value-type="float" office:value="3.13" calcext:value-type="float">
            <text:p>3.1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2.92" calcext:value-type="float">
            <text:p>2.92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41" calcext:value-type="float">
            <text:p>3.4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.7222" calcext:value-type="float">
            <text:p>3.7222</text:p>
          </table:table-cell>
          <table:table-cell office:value-type="float" office:value="2.82" calcext:value-type="float">
            <text:p>2.82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14" calcext:value-type="float">
            <text:p>3.14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.861" calcext:value-type="float">
            <text:p>3.861</text:p>
          </table:table-cell>
          <table:table-cell office:value-type="float" office:value="2.89" calcext:value-type="float">
            <text:p>2.8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3.611" calcext:value-type="float">
            <text:p>3.611</text:p>
          </table:table-cell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3.9211" calcext:value-type="float">
            <text:p>3.9211</text:p>
          </table:table-cell>
          <table:table-cell office:value-type="float" office:value="3.67" calcext:value-type="float">
            <text:p>3.67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.53" calcext:value-type="float">
            <text:p>3.53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8652" calcext:value-type="float">
            <text:p>3.8652</text:p>
          </table:table-cell>
          <table:table-cell office:value-type="float" office:value="3.67" calcext:value-type="float">
            <text:p>3.67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78" calcext:value-type="float">
            <text:p>3.78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8" calcext:value-type="float">
            <text:p>3.8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table:number-columns-repeated="2"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4.2381" calcext:value-type="float">
            <text:p>4.238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2.75" calcext:value-type="float">
            <text:p>2.7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57" calcext:value-type="float">
            <text:p>3.5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4.389" calcext:value-type="float">
            <text:p>4.389</text:p>
          </table:table-cell>
          <table:table-cell office:value-type="float" office:value="3.75" calcext:value-type="float">
            <text:p>3.75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3.7692" calcext:value-type="float">
            <text:p>3.7692</text:p>
          </table:table-cell>
          <table:table-cell office:value-type="float" office:value="3.78" calcext:value-type="float">
            <text:p>3.7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.4615" calcext:value-type="float">
            <text:p>3.4615</text:p>
          </table:table-cell>
          <table:table-cell office:value-type="float" office:value="2.57" calcext:value-type="float">
            <text:p>2.57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3.57" calcext:value-type="float">
            <text:p>3.5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5802" calcext:value-type="float">
            <text:p>3.5802</text:p>
          </table:table-cell>
          <table:table-cell office:value-type="float" office:value="3.67" calcext:value-type="float">
            <text:p>3.6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.596" calcext:value-type="float">
            <text:p>3.596</text:p>
          </table:table-cell>
          <table:table-cell office:value-type="float" office:value="3.42" calcext:value-type="float">
            <text:p>3.42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.42" calcext:value-type="float">
            <text:p>2.42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2" calcext:value-type="float">
            <text:p>3.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42" calcext:value-type="float">
            <text:p>3.42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82" calcext:value-type="float">
            <text:p>3.82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.55" calcext:value-type="float">
            <text:p>2.55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23" calcext:value-type="float">
            <text:p>2.23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42" calcext:value-type="float">
            <text:p>3.42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table:number-columns-repeated="2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62" calcext:value-type="float">
            <text:p>2.6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.66" calcext:value-type="float">
            <text:p>2.66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.1579" calcext:value-type="float">
            <text:p>4.1579</text:p>
          </table:table-cell>
          <table:table-cell office:value-type="float" office:value="3.62" calcext:value-type="float">
            <text:p>3.62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46" calcext:value-type="float">
            <text:p>3.46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464" calcext:value-type="float">
            <text:p>3.464</text:p>
          </table:table-cell>
          <table:table-cell office:value-type="float" office:value="3.12" calcext:value-type="float">
            <text:p>3.12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32" calcext:value-type="float">
            <text:p>3.3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.5696" calcext:value-type="float">
            <text:p>3.5696</text:p>
          </table:table-cell>
          <table:table-cell office:value-type="float" office:value="2.25" calcext:value-type="float">
            <text:p>2.25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71" calcext:value-type="float">
            <text:p>3.71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55" calcext:value-type="float">
            <text:p>3.5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85" calcext:value-type="float">
            <text:p>3.8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61" calcext:value-type="float">
            <text:p>2.61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3.369" calcext:value-type="float">
            <text:p>3.369</text:p>
          </table:table-cell>
          <table:table-cell office:value-type="float" office:value="3.75" calcext:value-type="float">
            <text:p>3.7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3.17" calcext:value-type="float">
            <text:p>3.1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7191" calcext:value-type="float">
            <text:p>3.7191</text:p>
          </table:table-cell>
          <table:table-cell table:number-columns-repeated="2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.4159" calcext:value-type="float">
            <text:p>3.4159</text:p>
          </table:table-cell>
          <table:table-cell office:value-type="float" office:value="2.5" calcext:value-type="float">
            <text:p>2.5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57" calcext:value-type="float">
            <text:p>2.5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4" calcext:value-type="float">
            <text:p>3.4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08" calcext:value-type="float">
            <text:p>1.08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6" calcext:value-type="float">
            <text:p>3.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19" calcext:value-type="float">
            <text:p>3.1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57" calcext:value-type="float">
            <text:p>3.57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.67" calcext:value-type="float">
            <text:p>2.67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.82" calcext:value-type="float">
            <text:p>3.82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32" calcext:value-type="float">
            <text:p>3.32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35" calcext:value-type="float">
            <text:p>2.3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22" calcext:value-type="float">
            <text:p>3.22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05" calcext:value-type="float">
            <text:p>3.0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.7675" calcext:value-type="float">
            <text:p>3.7675</text:p>
          </table:table-cell>
          <table:table-cell office:value-type="float" office:value="3.82" calcext:value-type="float">
            <text:p>3.82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3.42" calcext:value-type="float">
            <text:p>3.42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5087" calcext:value-type="float">
            <text:p>3.5087</text:p>
          </table:table-cell>
          <table:table-cell office:value-type="float" office:value="2.85" calcext:value-type="float">
            <text:p>2.85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2.992" calcext:value-type="float">
            <text:p>2.992</text:p>
          </table:table-cell>
          <table:table-cell office:value-type="float" office:value="3.02" calcext:value-type="float">
            <text:p>3.0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5" calcext:value-type="float">
            <text:p>3.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.6" calcext:value-type="float">
            <text:p>3.6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.83" calcext:value-type="float">
            <text:p>3.8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.2895" calcext:value-type="float">
            <text:p>3.2895</text:p>
          </table:table-cell>
          <table:table-cell office:value-type="float" office:value="3.76" calcext:value-type="float">
            <text:p>3.7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67" calcext:value-type="float">
            <text:p>3.67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93" calcext:value-type="float">
            <text:p>2.93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.7978" calcext:value-type="float">
            <text:p>2.7978</text:p>
          </table:table-cell>
          <table:table-cell office:value-type="float" office:value="2.6" calcext:value-type="float">
            <text:p>2.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54" calcext:value-type="float">
            <text:p>3.54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25" calcext:value-type="float">
            <text:p>3.25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2.97" calcext:value-type="float">
            <text:p>2.97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.01" calcext:value-type="float">
            <text:p>2.0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.9" calcext:value-type="float">
            <text:p>1.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16" calcext:value-type="float">
            <text:p>3.16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65" calcext:value-type="float">
            <text:p>2.6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42" calcext:value-type="float">
            <text:p>3.4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8" calcext:value-type="float">
            <text:p>2.8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07" calcext:value-type="float">
            <text:p>2.0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.8" calcext:value-type="float">
            <text:p>3.8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67" calcext:value-type="float">
            <text:p>2.67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.4118" calcext:value-type="float">
            <text:p>3.4118</text:p>
          </table:table-cell>
          <table:table-cell office:value-type="float" office:value="3.07" calcext:value-type="float">
            <text:p>3.07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.94" calcext:value-type="float">
            <text:p>2.94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1.92" calcext:value-type="float">
            <text:p>1.9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3.02" calcext:value-type="float">
            <text:p>3.0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04" calcext:value-type="float">
            <text:p>3.0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7" calcext:value-type="float">
            <text:p>3.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.6667" calcext:value-type="float">
            <text:p>3.6667</text:p>
          </table:table-cell>
          <table:table-cell office:value-type="float" office:value="3.46" calcext:value-type="float">
            <text:p>3.46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2.17" calcext:value-type="float">
            <text:p>2.17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table:number-columns-repeated="2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.39" calcext:value-type="float">
            <text:p>1.3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44" calcext:value-type="float">
            <text:p>3.44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39" calcext:value-type="float">
            <text:p>3.39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82" calcext:value-type="float">
            <text:p>3.8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32" calcext:value-type="float">
            <text:p>3.3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.9" calcext:value-type="float">
            <text:p>2.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4" calcext:value-type="float">
            <text:p>3.4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988" calcext:value-type="float">
            <text:p>3.988</text:p>
          </table:table-cell>
          <table:table-cell office:value-type="float" office:value="3.42" calcext:value-type="float">
            <text:p>3.42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44" calcext:value-type="float">
            <text:p>3.4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48" calcext:value-type="float">
            <text:p>3.48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83" calcext:value-type="float">
            <text:p>3.83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6" calcext:value-type="float">
            <text:p>3.6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.57" calcext:value-type="float">
            <text:p>2.5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.5435" calcext:value-type="float">
            <text:p>3.5435</text:p>
          </table:table-cell>
          <table:table-cell office:value-type="float" office:value="3.44" calcext:value-type="float">
            <text:p>3.4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75" calcext:value-type="float">
            <text:p>2.7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44" calcext:value-type="float">
            <text:p>2.44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4.1667" calcext:value-type="float">
            <text:p>4.1667</text:p>
          </table:table-cell>
          <table:table-cell office:value-type="float" office:value="3.92" calcext:value-type="float">
            <text:p>3.92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77" calcext:value-type="float">
            <text:p>2.77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25" calcext:value-type="float">
            <text:p>3.2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7561" calcext:value-type="float">
            <text:p>3.7561</text:p>
          </table:table-cell>
          <table:table-cell office:value-type="float" office:value="3.65" calcext:value-type="float">
            <text:p>3.65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7" calcext:value-type="float">
            <text:p>3.7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92" calcext:value-type="float">
            <text:p>3.9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67" calcext:value-type="float">
            <text:p>3.67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.48" calcext:value-type="float">
            <text:p>1.48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.38" calcext:value-type="float">
            <text:p>1.3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92" calcext:value-type="float">
            <text:p>2.92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23" calcext:value-type="float">
            <text:p>3.23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3.6" calcext:value-type="float">
            <text:p>3.6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table:number-columns-repeated="2"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.4" calcext:value-type="float">
            <text:p>1.4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58" calcext:value-type="float">
            <text:p>3.58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3.881" calcext:value-type="float">
            <text:p>3.88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5556" calcext:value-type="float">
            <text:p>3.5556</text:p>
          </table:table-cell>
          <table:table-cell office:value-type="float" office:value="3.22" calcext:value-type="float">
            <text:p>3.22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2.42" calcext:value-type="float">
            <text:p>2.42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42" calcext:value-type="float">
            <text:p>2.42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76" calcext:value-type="float">
            <text:p>2.76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.76" calcext:value-type="float">
            <text:p>2.76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.6035" calcext:value-type="float">
            <text:p>3.6035</text:p>
          </table:table-cell>
          <table:table-cell office:value-type="float" office:value="3.53" calcext:value-type="float">
            <text:p>3.53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table:number-columns-repeated="2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3.3684" calcext:value-type="float">
            <text:p>3.3684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.1778" calcext:value-type="float">
            <text:p>3.1778</text:p>
          </table:table-cell>
          <table:table-cell office:value-type="float" office:value="2.13" calcext:value-type="float">
            <text:p>2.1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2" calcext:value-type="float">
            <text:p>3.3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52" calcext:value-type="float">
            <text:p>2.5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82" calcext:value-type="float">
            <text:p>2.8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49" calcext:value-type="float">
            <text:p>2.49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6" calcext:value-type="float">
            <text:p>3.4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.6" calcext:value-type="float">
            <text:p>1.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15" calcext:value-type="float">
            <text:p>3.15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57" calcext:value-type="float">
            <text:p>3.5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" calcext:value-type="float">
            <text:p>4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3.4841" calcext:value-type="float">
            <text:p>3.4841</text:p>
          </table:table-cell>
          <table:table-cell office:value-type="float" office:value="3.5" calcext:value-type="float">
            <text:p>3.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61" calcext:value-type="float">
            <text:p>3.6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.6667" calcext:value-type="float">
            <text:p>3.6667</text:p>
          </table:table-cell>
          <table:table-cell office:value-type="float" office:value="3.25" calcext:value-type="float">
            <text:p>3.25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.6944" calcext:value-type="float">
            <text:p>3.6944</text:p>
          </table:table-cell>
          <table:table-cell office:value-type="float" office:value="2.84" calcext:value-type="float">
            <text:p>2.8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.7073" calcext:value-type="float">
            <text:p>3.7073</text:p>
          </table:table-cell>
          <table:table-cell office:value-type="float" office:value="2.32" calcext:value-type="float">
            <text:p>2.32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7" calcext:value-type="float">
            <text:p>2.7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.92" calcext:value-type="float">
            <text:p>2.92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15" calcext:value-type="float">
            <text:p>3.15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3.6316" calcext:value-type="float">
            <text:p>3.6316</text:p>
          </table:table-cell>
          <table:table-cell office:value-type="float" office:value="3.07" calcext:value-type="float">
            <text:p>3.0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3421" calcext:value-type="float">
            <text:p>3.3421</text:p>
          </table:table-cell>
          <table:table-cell office:value-type="float" office:value="2.92" calcext:value-type="float">
            <text:p>2.9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444" calcext:value-type="float">
            <text:p>3.444</text:p>
          </table:table-cell>
          <table:table-cell office:value-type="float" office:value="2.67" calcext:value-type="float">
            <text:p>2.67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53" calcext:value-type="float">
            <text:p>3.53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.83" calcext:value-type="float">
            <text:p>1.83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table:number-columns-repeated="2"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82" calcext:value-type="float">
            <text:p>3.82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67" calcext:value-type="float">
            <text:p>2.67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2.75" calcext:value-type="float">
            <text:p>2.75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53" calcext:value-type="float">
            <text:p>2.5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table:number-columns-repeated="2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07" calcext:value-type="float">
            <text:p>3.07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65" calcext:value-type="float">
            <text:p>3.65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3.318" calcext:value-type="float">
            <text:p>3.318</text:p>
          </table:table-cell>
          <table:table-cell office:value-type="float" office:value="3.57" calcext:value-type="float">
            <text:p>3.57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24" calcext:value-type="float">
            <text:p>3.2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3.65" calcext:value-type="float">
            <text:p>3.6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.385" calcext:value-type="float">
            <text:p>3.385</text:p>
          </table:table-cell>
          <table:table-cell office:value-type="float" office:value="3.37" calcext:value-type="float">
            <text:p>3.37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75" calcext:value-type="float">
            <text:p>3.7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21" calcext:value-type="float">
            <text:p>2.21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3.5581" calcext:value-type="float">
            <text:p>3.5581</text:p>
          </table:table-cell>
          <table:table-cell office:value-type="float" office:value="3.15" calcext:value-type="float">
            <text:p>3.15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5" calcext:value-type="float">
            <text:p>2.5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2.882" calcext:value-type="float">
            <text:p>2.882</text:p>
          </table:table-cell>
          <table:table-cell office:value-type="float" office:value="1.23" calcext:value-type="float">
            <text:p>1.2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.35" calcext:value-type="float">
            <text:p>1.35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57" calcext:value-type="float">
            <text:p>2.57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9" calcext:value-type="float">
            <text:p>2.9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3.75" calcext:value-type="float">
            <text:p>3.75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85" calcext:value-type="float">
            <text:p>1.85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48" calcext:value-type="float">
            <text:p>2.48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07" calcext:value-type="float">
            <text:p>3.07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7938" calcext:value-type="float">
            <text:p>3.7938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.14" calcext:value-type="float">
            <text:p>3.14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.1" calcext:value-type="float">
            <text:p>3.1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93" calcext:value-type="float">
            <text:p>2.93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table:number-columns-repeated="2"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6" calcext:value-type="float">
            <text:p>2.6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75" calcext:value-type="float">
            <text:p>2.7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.9286" calcext:value-type="float">
            <text:p>3.9286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3.14" calcext:value-type="float">
            <text:p>3.14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.588" calcext:value-type="float">
            <text:p>3.588</text:p>
          </table:table-cell>
          <table:table-cell office:value-type="float" office:value="3.46" calcext:value-type="float">
            <text:p>3.4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67" calcext:value-type="float">
            <text:p>3.6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2.61" calcext:value-type="float">
            <text:p>2.6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.8182" calcext:value-type="float">
            <text:p>3.8182</text:p>
          </table:table-cell>
          <table:table-cell office:value-type="float" office:value="3.46" calcext:value-type="float">
            <text:p>3.4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17" calcext:value-type="float">
            <text:p>2.17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28" calcext:value-type="float">
            <text:p>3.28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table:number-columns-repeated="2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17" calcext:value-type="float">
            <text:p>3.1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6053" calcext:value-type="float">
            <text:p>3.6053</text:p>
          </table:table-cell>
          <table:table-cell office:value-type="float" office:value="2.06" calcext:value-type="float">
            <text:p>2.06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.7182" calcext:value-type="float">
            <text:p>2.7182</text:p>
          </table:table-cell>
          <table:table-cell office:value-type="float" office:value="1.97" calcext:value-type="float">
            <text:p>1.9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7" calcext:value-type="float">
            <text:p>3.7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table:number-columns-repeated="2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06" calcext:value-type="float">
            <text:p>2.0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4.7826" calcext:value-type="float">
            <text:p>4.7826</text:p>
          </table:table-cell>
          <table:table-cell office:value-type="float" office:value="3.92" calcext:value-type="float">
            <text:p>3.9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72" calcext:value-type="float">
            <text:p>3.72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3.381" calcext:value-type="float">
            <text:p>3.381</text:p>
          </table:table-cell>
          <table:table-cell office:value-type="float" office:value="1.68" calcext:value-type="float">
            <text:p>1.68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83" calcext:value-type="float">
            <text:p>3.8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4" calcext:value-type="float">
            <text:p>3.4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.829" calcext:value-type="float">
            <text:p>3.829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" calcext:value-type="float">
            <text:p>3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17" calcext:value-type="float">
            <text:p>3.1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.16" calcext:value-type="float">
            <text:p>3.16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.7766" calcext:value-type="float">
            <text:p>2.7766</text:p>
          </table:table-cell>
          <table:table-cell office:value-type="float" office:value="3.22" calcext:value-type="float">
            <text:p>3.2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5238" calcext:value-type="float">
            <text:p>3.5238</text:p>
          </table:table-cell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33" calcext:value-type="float">
            <text:p>3.33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9" calcext:value-type="float">
            <text:p>3.69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0435" calcext:value-type="float">
            <text:p>3.0435</text:p>
          </table:table-cell>
          <table:table-cell office:value-type="float" office:value="2.38" calcext:value-type="float">
            <text:p>2.38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4" calcext:value-type="float">
            <text:p>2.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15" calcext:value-type="float">
            <text:p>3.1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93" calcext:value-type="float">
            <text:p>3.93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33" calcext:value-type="float">
            <text:p>0.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.31" calcext:value-type="float">
            <text:p>2.3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4.0488" calcext:value-type="float">
            <text:p>4.0488</text:p>
          </table:table-cell>
          <table:table-cell office:value-type="float" office:value="3.6" calcext:value-type="float">
            <text:p>3.6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.57" calcext:value-type="float">
            <text:p>3.57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46" calcext:value-type="float">
            <text:p>3.46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955" calcext:value-type="float">
            <text:p>3.955</text:p>
          </table:table-cell>
          <table:table-cell office:value-type="float" office:value="2.9" calcext:value-type="float">
            <text:p>2.9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33" calcext:value-type="float">
            <text:p>3.33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.82" calcext:value-type="float">
            <text:p>1.8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85" calcext:value-type="float">
            <text:p>3.8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57" calcext:value-type="float">
            <text:p>3.5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32" calcext:value-type="float">
            <text:p>2.3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62" calcext:value-type="float">
            <text:p>3.62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.92" calcext:value-type="float">
            <text:p>2.92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17" calcext:value-type="float">
            <text:p>2.17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35" calcext:value-type="float">
            <text:p>3.35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.3721" calcext:value-type="float">
            <text:p>3.3721</text:p>
          </table:table-cell>
          <table:table-cell office:value-type="float" office:value="1.91" calcext:value-type="float">
            <text:p>1.9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66" calcext:value-type="float">
            <text:p>3.6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57" calcext:value-type="float">
            <text:p>3.5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77" calcext:value-type="float">
            <text:p>2.77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.5595" calcext:value-type="float">
            <text:p>3.5595</text:p>
          </table:table-cell>
          <table:table-cell office:value-type="float" office:value="3.3" calcext:value-type="float">
            <text:p>3.3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44" calcext:value-type="float">
            <text:p>3.44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3.83" calcext:value-type="float">
            <text:p>3.83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1" calcext:value-type="float">
            <text:p>2.1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2.61" calcext:value-type="float">
            <text:p>2.61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7" calcext:value-type="float">
            <text:p>3.6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.64" calcext:value-type="float">
            <text:p>1.64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85" calcext:value-type="float">
            <text:p>3.8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44" calcext:value-type="float">
            <text:p>2.44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.102" calcext:value-type="float">
            <text:p>4.102</text:p>
          </table:table-cell>
          <table:table-cell office:value-type="float" office:value="3.55" calcext:value-type="float">
            <text:p>3.55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.82" calcext:value-type="float">
            <text:p>2.8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25" calcext:value-type="float">
            <text:p>2.2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51" calcext:value-type="float">
            <text:p>3.5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6" calcext:value-type="float">
            <text:p>3.6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35" calcext:value-type="float">
            <text:p>2.3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.9" calcext:value-type="float">
            <text:p>2.9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2.88" calcext:value-type="float">
            <text:p>2.88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3.17" calcext:value-type="float">
            <text:p>3.1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.7" calcext:value-type="float">
            <text:p>2.7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5" calcext:value-type="float">
            <text:p>3.5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3958" calcext:value-type="float">
            <text:p>3.3958</text:p>
          </table:table-cell>
          <table:table-cell office:value-type="float" office:value="1.82" calcext:value-type="float">
            <text:p>1.82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table:number-columns-repeated="2"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42" calcext:value-type="float">
            <text:p>3.42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51" calcext:value-type="float">
            <text:p>3.5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.61" calcext:value-type="float">
            <text:p>2.6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57" calcext:value-type="float">
            <text:p>2.5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3.5707" calcext:value-type="float">
            <text:p>3.5707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8" calcext:value-type="float">
            <text:p>3.8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3.191" calcext:value-type="float">
            <text:p>3.191</text:p>
          </table:table-cell>
          <table:table-cell office:value-type="float" office:value="3.32" calcext:value-type="float">
            <text:p>3.32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53" calcext:value-type="float">
            <text:p>3.5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92" calcext:value-type="float">
            <text:p>3.9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67" calcext:value-type="float">
            <text:p>2.67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63" calcext:value-type="float">
            <text:p>3.6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25" calcext:value-type="float">
            <text:p>3.25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6" calcext:value-type="float">
            <text:p>3.6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67" calcext:value-type="float">
            <text:p>3.67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3176" calcext:value-type="float">
            <text:p>3.3176</text:p>
          </table:table-cell>
          <table:table-cell office:value-type="float" office:value="3.39" calcext:value-type="float">
            <text:p>3.39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36" calcext:value-type="float">
            <text:p>3.36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7" calcext:value-type="float">
            <text:p>3.37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4" calcext:value-type="float">
            <text:p>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4.5208" calcext:value-type="float">
            <text:p>4.520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32" calcext:value-type="float">
            <text:p>3.3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table:number-columns-repeated="2"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7" calcext:value-type="float">
            <text:p>3.7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2.25" calcext:value-type="float">
            <text:p>2.2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.3796" calcext:value-type="float">
            <text:p>3.3796</text:p>
          </table:table-cell>
          <table:table-cell office:value-type="float" office:value="2.36" calcext:value-type="float">
            <text:p>2.3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.4512" calcext:value-type="float">
            <text:p>3.4512</text:p>
          </table:table-cell>
          <table:table-cell office:value-type="float" office:value="2.52" calcext:value-type="float">
            <text:p>2.5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 office:value-type="float" office:value="3.4" calcext:value-type="float">
            <text:p>3.4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table:number-columns-repeated="2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82" calcext:value-type="float">
            <text:p>2.82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3.93" calcext:value-type="float">
            <text:p>3.9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.23" calcext:value-type="float">
            <text:p>3.23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table:number-columns-repeated="2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42" calcext:value-type="float">
            <text:p>3.4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.42" calcext:value-type="float">
            <text:p>2.42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.92" calcext:value-type="float">
            <text:p>2.9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16" calcext:value-type="float">
            <text:p>3.1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7" calcext:value-type="float">
            <text:p>3.67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3.2" calcext:value-type="float">
            <text:p>3.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4" calcext:value-type="float">
            <text:p>4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01" calcext:value-type="float">
            <text:p>3.01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.42" calcext:value-type="float">
            <text:p>2.42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92" calcext:value-type="float">
            <text:p>3.92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3" calcext:value-type="float">
            <text:p>0.93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53" calcext:value-type="float">
            <text:p>3.53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3.25" calcext:value-type="float">
            <text:p>3.25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2439" calcext:value-type="float">
            <text:p>3.2439</text:p>
          </table:table-cell>
          <table:table-cell office:value-type="float" office:value="2.85" calcext:value-type="float">
            <text:p>2.85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.25" calcext:value-type="float">
            <text:p>2.2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3.688" calcext:value-type="float">
            <text:p>3.688</text:p>
          </table:table-cell>
          <table:table-cell office:value-type="float" office:value="3.29" calcext:value-type="float">
            <text:p>3.29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.6" calcext:value-type="float">
            <text:p>2.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92" calcext:value-type="float">
            <text:p>2.9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7" calcext:value-type="float">
            <text:p>2.0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82" calcext:value-type="float">
            <text:p>3.82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3.93" calcext:value-type="float">
            <text:p>3.93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.825" calcext:value-type="float">
            <text:p>3.825</text:p>
          </table:table-cell>
          <table:table-cell office:value-type="float" office:value="3.5" calcext:value-type="float">
            <text:p>3.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46" calcext:value-type="float">
            <text:p>2.4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67" calcext:value-type="float">
            <text:p>2.67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.5958" calcext:value-type="float">
            <text:p>3.5958</text:p>
          </table:table-cell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3.67" calcext:value-type="float">
            <text:p>3.67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61" calcext:value-type="float">
            <text:p>2.61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27" calcext:value-type="float">
            <text:p>3.2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.92" calcext:value-type="float">
            <text:p>2.9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56" calcext:value-type="float">
            <text:p>3.5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table:number-columns-repeated="2"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.86" calcext:value-type="float">
            <text:p>3.86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75" calcext:value-type="float">
            <text:p>3.7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76" calcext:value-type="float">
            <text:p>3.76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.17" calcext:value-type="float">
            <text:p>3.1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.5556" calcext:value-type="float">
            <text:p>3.5556</text:p>
          </table:table-cell>
          <table:table-cell office:value-type="float" office:value="3.4" calcext:value-type="float">
            <text:p>3.4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75" calcext:value-type="float">
            <text:p>2.75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42" calcext:value-type="float">
            <text:p>2.4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78" calcext:value-type="float">
            <text:p>2.7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08" calcext:value-type="float">
            <text:p>1.0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.6667" calcext:value-type="float">
            <text:p>3.6667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39" calcext:value-type="float">
            <text:p>2.3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86" calcext:value-type="float">
            <text:p>2.8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51" calcext:value-type="float">
            <text:p>3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83" calcext:value-type="float">
            <text:p>3.83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28" calcext:value-type="float">
            <text:p>3.2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85" calcext:value-type="float">
            <text:p>3.85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92" calcext:value-type="float">
            <text:p>2.92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67" calcext:value-type="float">
            <text:p>2.6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67" calcext:value-type="float">
            <text:p>3.67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1" calcext:value-type="float">
            <text:p>3.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92" calcext:value-type="float">
            <text:p>2.92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.23" calcext:value-type="float">
            <text:p>2.23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04" calcext:value-type="float">
            <text:p>3.04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44" calcext:value-type="float">
            <text:p>3.44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4.049" calcext:value-type="float">
            <text:p>4.049</text:p>
          </table:table-cell>
          <table:table-cell table:number-columns-repeated="2"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92" calcext:value-type="float">
            <text:p>3.92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3.48" calcext:value-type="float">
            <text:p>3.4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71" calcext:value-type="float">
            <text:p>3.7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67" calcext:value-type="float">
            <text:p>3.6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.9" calcext:value-type="float">
            <text:p>1.9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2.7027" calcext:value-type="float">
            <text:p>2.7027</text:p>
          </table:table-cell>
          <table:table-cell office:value-type="float" office:value="2.77" calcext:value-type="float">
            <text:p>2.7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3.93" calcext:value-type="float">
            <text:p>3.9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92" calcext:value-type="float">
            <text:p>2.9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table:number-columns-repeated="2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.9" calcext:value-type="float">
            <text:p>2.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95" calcext:value-type="float">
            <text:p>2.9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.972" calcext:value-type="float">
            <text:p>3.972</text:p>
          </table:table-cell>
          <table:table-cell office:value-type="float" office:value="3.76" calcext:value-type="float">
            <text:p>3.76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3.5446" calcext:value-type="float">
            <text:p>3.5446</text:p>
          </table:table-cell>
          <table:table-cell office:value-type="float" office:value="1.85" calcext:value-type="float">
            <text:p>1.8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3.12" calcext:value-type="float">
            <text:p>3.12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table:number-columns-repeated="2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79" calcext:value-type="float">
            <text:p>3.79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4.1538" calcext:value-type="float">
            <text:p>4.1538</text:p>
          </table:table-cell>
          <table:table-cell office:value-type="float" office:value="3.92" calcext:value-type="float">
            <text:p>3.9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.5" calcext:value-type="float">
            <text:p>3.5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2.85" calcext:value-type="float">
            <text:p>2.8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3.6162" calcext:value-type="float">
            <text:p>3.6162</text:p>
          </table:table-cell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.93" calcext:value-type="float">
            <text:p>2.93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.86" calcext:value-type="float">
            <text:p>3.86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.37" calcext:value-type="float">
            <text:p>3.37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78" calcext:value-type="float">
            <text:p>2.78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76" calcext:value-type="float">
            <text:p>3.76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.16" calcext:value-type="float">
            <text:p>3.1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2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.35" calcext:value-type="float">
            <text:p>3.3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.3182" calcext:value-type="float">
            <text:p>4.3182</text:p>
          </table:table-cell>
          <table:table-cell office:value-type="float" office:value="3.85" calcext:value-type="float">
            <text:p>3.8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53" calcext:value-type="float">
            <text:p>3.53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27" calcext:value-type="float">
            <text:p>3.27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5172" calcext:value-type="float">
            <text:p>3.5172</text:p>
          </table:table-cell>
          <table:table-cell office:value-type="float" office:value="3.57" calcext:value-type="float">
            <text:p>3.5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32" calcext:value-type="float">
            <text:p>2.3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.782" calcext:value-type="float">
            <text:p>3.782</text:p>
          </table:table-cell>
          <table:table-cell office:value-type="float" office:value="2.71" calcext:value-type="float">
            <text:p>2.7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4" calcext:value-type="float">
            <text:p>2.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25" calcext:value-type="float">
            <text:p>3.2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3.7391" calcext:value-type="float">
            <text:p>3.7391</text:p>
          </table:table-cell>
          <table:table-cell office:value-type="float" office:value="2.82" calcext:value-type="float">
            <text:p>2.8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28" calcext:value-type="float">
            <text:p>3.28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6" calcext:value-type="float">
            <text:p>3.6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4.139" calcext:value-type="float">
            <text:p>4.139</text:p>
          </table:table-cell>
          <table:table-cell office:value-type="float" office:value="3.85" calcext:value-type="float">
            <text:p>3.85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02" calcext:value-type="float">
            <text:p>3.0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81" calcext:value-type="float">
            <text:p>2.8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27" calcext:value-type="float">
            <text:p>3.2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63" calcext:value-type="float">
            <text:p>2.63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  <table:table-cell office:value-type="float" office:value="2.98" calcext:value-type="float">
            <text:p>2.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.8" calcext:value-type="float">
            <text:p>3.8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.381" calcext:value-type="float">
            <text:p>3.381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.82" calcext:value-type="float">
            <text:p>3.8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63" calcext:value-type="float">
            <text:p>3.6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2.3" calcext:value-type="float">
            <text:p>2.3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3.23" calcext:value-type="float">
            <text:p>3.2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.6667" calcext:value-type="float">
            <text:p>3.6667</text:p>
          </table:table-cell>
          <table:table-cell office:value-type="float" office:value="3.62" calcext:value-type="float">
            <text:p>3.62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3.6522" calcext:value-type="float">
            <text:p>3.6522</text:p>
          </table:table-cell>
          <table:table-cell office:value-type="float" office:value="2.92" calcext:value-type="float">
            <text:p>2.9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.8095" calcext:value-type="float">
            <text:p>3.8095</text:p>
          </table:table-cell>
          <table:table-cell office:value-type="float" office:value="2.58" calcext:value-type="float">
            <text:p>2.58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3.67" calcext:value-type="float">
            <text:p>3.67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1461" calcext:value-type="float">
            <text:p>3.1461</text:p>
          </table:table-cell>
          <table:table-cell table:number-columns-repeated="2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.9111" calcext:value-type="float">
            <text:p>3.9111</text:p>
          </table:table-cell>
          <table:table-cell office:value-type="float" office:value="2.5" calcext:value-type="float">
            <text:p>2.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53" calcext:value-type="float">
            <text:p>3.53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75" calcext:value-type="float">
            <text:p>2.75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07" calcext:value-type="float">
            <text:p>3.0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4" calcext:value-type="float">
            <text:p>4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2.6" calcext:value-type="float">
            <text:p>2.6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21" calcext:value-type="float">
            <text:p>3.2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21" calcext:value-type="float">
            <text:p>3.2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93" calcext:value-type="float">
            <text:p>3.93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54" calcext:value-type="float">
            <text:p>2.5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.75" calcext:value-type="float">
            <text:p>1.7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57" calcext:value-type="float">
            <text:p>3.57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.85" calcext:value-type="float">
            <text:p>1.85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.5" calcext:value-type="float">
            <text:p>3.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3" calcext:value-type="float">
            <text:p>3.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76" calcext:value-type="float">
            <text:p>3.76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.93" calcext:value-type="float">
            <text:p>3.9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35" calcext:value-type="float">
            <text:p>3.35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3.934" calcext:value-type="float">
            <text:p>3.934</text:p>
          </table:table-cell>
          <table:table-cell table:number-columns-repeated="2"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4.0455" calcext:value-type="float">
            <text:p>4.0455</text:p>
          </table:table-cell>
          <table:table-cell office:value-type="float" office:value="3.7" calcext:value-type="float">
            <text:p>3.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.57" calcext:value-type="float">
            <text:p>1.57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44" calcext:value-type="float">
            <text:p>3.44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.13" calcext:value-type="float">
            <text:p>2.1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.68" calcext:value-type="float">
            <text:p>3.68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.3816" calcext:value-type="float">
            <text:p>3.3816</text:p>
          </table:table-cell>
          <table:table-cell office:value-type="float" office:value="3.46" calcext:value-type="float">
            <text:p>3.46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" calcext:value-type="float">
            <text:p>3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3.19" calcext:value-type="float">
            <text:p>3.19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69" calcext:value-type="float">
            <text:p>1.6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83" calcext:value-type="float">
            <text:p>3.83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67" calcext:value-type="float">
            <text:p>3.67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.436" calcext:value-type="float">
            <text:p>3.436</text:p>
          </table:table-cell>
          <table:table-cell office:value-type="float" office:value="3.92" calcext:value-type="float">
            <text:p>3.92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61" calcext:value-type="float">
            <text:p>2.61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35" calcext:value-type="float">
            <text:p>2.3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.84" calcext:value-type="float">
            <text:p>2.8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.0613" calcext:value-type="float">
            <text:p>4.0613</text:p>
          </table:table-cell>
          <table:table-cell office:value-type="float" office:value="3.7" calcext:value-type="float">
            <text:p>3.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97" calcext:value-type="float">
            <text:p>1.9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table:number-columns-repeated="2"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56" calcext:value-type="float">
            <text:p>3.5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2.68" calcext:value-type="float">
            <text:p>2.6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07" calcext:value-type="float">
            <text:p>3.0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98" calcext:value-type="float">
            <text:p>2.98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.5553" calcext:value-type="float">
            <text:p>3.5553</text:p>
          </table:table-cell>
          <table:table-cell office:value-type="float" office:value="3.51" calcext:value-type="float">
            <text:p>3.5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6" calcext:value-type="float">
            <text:p>2.6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2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.67" calcext:value-type="float">
            <text:p>2.6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4.295" calcext:value-type="float">
            <text:p>4.295</text:p>
          </table:table-cell>
          <table:table-cell office:value-type="float" office:value="3.6" calcext:value-type="float">
            <text:p>3.6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23" calcext:value-type="float">
            <text:p>3.23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table:number-columns-repeated="3"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6" calcext:value-type="float">
            <text:p>3.16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34" calcext:value-type="float">
            <text:p>2.3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67" calcext:value-type="float">
            <text:p>2.67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.907" calcext:value-type="float">
            <text:p>2.907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.43" calcext:value-type="float">
            <text:p>2.43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58" calcext:value-type="float">
            <text:p>3.58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66" calcext:value-type="float">
            <text:p>2.66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17" calcext:value-type="float">
            <text:p>3.1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42" calcext:value-type="float">
            <text:p>2.4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75" calcext:value-type="float">
            <text:p>3.7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92" calcext:value-type="float">
            <text:p>3.9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.4545" calcext:value-type="float">
            <text:p>4.4545</text:p>
          </table:table-cell>
          <table:table-cell office:value-type="float" office:value="3.75" calcext:value-type="float">
            <text:p>3.75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2.95" calcext:value-type="float">
            <text:p>2.95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.74" calcext:value-type="float">
            <text:p>2.7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2.9294" calcext:value-type="float">
            <text:p>2.9294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5" calcext:value-type="float">
            <text:p>3.5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3.53" calcext:value-type="float">
            <text:p>3.5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" calcext:value-type="float">
            <text:p>4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.238" calcext:value-type="float">
            <text:p>4.238</text:p>
          </table:table-cell>
          <table:table-cell office:value-type="float" office:value="3.82" calcext:value-type="float">
            <text:p>3.82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.1471" calcext:value-type="float">
            <text:p>3.1471</text:p>
          </table:table-cell>
          <table:table-cell office:value-type="float" office:value="3.17" calcext:value-type="float">
            <text:p>3.17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8" calcext:value-type="float">
            <text:p>3.8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93" calcext:value-type="float">
            <text:p>2.9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32" calcext:value-type="float">
            <text:p>2.3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02" calcext:value-type="float">
            <text:p>3.02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.15" calcext:value-type="float">
            <text:p>2.15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25" calcext:value-type="float">
            <text:p>2.25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.4277" calcext:value-type="float">
            <text:p>3.4277</text:p>
          </table:table-cell>
          <table:table-cell office:value-type="float" office:value="2.91" calcext:value-type="float">
            <text:p>2.91</text:p>
          </table:table-cell>
          <table:table-cell office:value-type="float" office:value="3.15" calcext:value-type="float">
            <text:p>3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fill-character> </number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4:37:50.964320197</meta:creation-date>
    <dc:date>2022-07-25T15:51:55.072683254</dc:date>
    <meta:editing-duration>PT43M43S</meta:editing-duration>
    <meta:editing-cycles>3</meta:editing-cycles>
    <meta:generator>LibreOffice/7.1.7.2$Linux_X86_64 LibreOffice_project/10$Build-2</meta:generator>
    <meta:document-statistic meta:table-count="1" meta:cell-count="4041" meta:object-count="0"/>
  </office:meta>
</office:document-meta>
</file>